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6432" calcext:value-type="float">
            <text:p>110.1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4448" calcext:value-type="float">
            <text:p>110.2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8688" calcext:value-type="float">
            <text:p>109.8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832" calcext:value-type="float">
            <text:p>110.2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1128" calcext:value-type="float">
            <text:p>110.3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28" calcext:value-type="float">
            <text:p>110.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9464" calcext:value-type="float">
            <text:p>109.2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9232" calcext:value-type="float">
            <text:p>109.6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42" calcext:value-type="float">
            <text:p>109.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7352" calcext:value-type="float">
            <text:p>109.8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2152" calcext:value-type="float">
            <text:p>106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7768" calcext:value-type="float">
            <text:p>110.1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9128" calcext:value-type="float">
            <text:p>109.6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7656" calcext:value-type="float">
            <text:p>107.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296" calcext:value-type="float">
            <text:p>108.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2392" calcext:value-type="float">
            <text:p>108.2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008" calcext:value-type="float">
            <text:p>106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4624" calcext:value-type="float">
            <text:p>108.6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9168" calcext:value-type="float">
            <text:p>106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8272" calcext:value-type="float">
            <text:p>109.6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276" calcext:value-type="float">
            <text:p>109.7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1632" calcext:value-type="float">
            <text:p>109.8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236" calcext:value-type="float">
            <text:p>110.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6536" calcext:value-type="float">
            <text:p>110.2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832" calcext:value-type="float">
            <text:p>110.2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2864" calcext:value-type="float">
            <text:p>109.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276" calcext:value-type="float">
            <text:p>109.7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9232" calcext:value-type="float">
            <text:p>109.6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2488" calcext:value-type="float">
            <text:p>109.8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528" calcext:value-type="float">
            <text:p>109.7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6664" calcext:value-type="float">
            <text:p>109.7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832" calcext:value-type="float">
            <text:p>110.2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4448" calcext:value-type="float">
            <text:p>110.2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5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7376" calcext:value-type="float">
            <text:p>109.3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2744" calcext:value-type="float">
            <text:p>105.0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8448" calcext:value-type="float">
            <text:p>107.9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5792" calcext:value-type="float">
            <text:p>108.8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8896" calcext:value-type="float">
            <text:p>106.2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9592" calcext:value-type="float">
            <text:p>108.7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7128" calcext:value-type="float">
            <text:p>108.8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344" calcext:value-type="float">
            <text:p>106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3584" calcext:value-type="float">
            <text:p>107.9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076" calcext:value-type="float">
            <text:p>105.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2008" calcext:value-type="float">
            <text:p>105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6776" calcext:value-type="float">
            <text:p>108.3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2392" calcext:value-type="float">
            <text:p>108.2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212" calcext:value-type="float">
            <text:p>108.4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9128" calcext:value-type="float">
            <text:p>109.6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8168" calcext:value-type="float">
            <text:p>109.5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528" calcext:value-type="float">
            <text:p>109.7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1632" calcext:value-type="float">
            <text:p>109.8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8688" calcext:value-type="float">
            <text:p>109.8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9552" calcext:value-type="float">
            <text:p>108.4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0408" calcext:value-type="float">
            <text:p>108.4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8488" calcext:value-type="float">
            <text:p>108.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212" calcext:value-type="float">
            <text:p>108.4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3208" calcext:value-type="float">
            <text:p>107.9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7184" calcext:value-type="float">
            <text:p>106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0256" calcext:value-type="float">
            <text:p>105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4856" calcext:value-type="float">
            <text:p>108.1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9168" calcext:value-type="float">
            <text:p>106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42" calcext:value-type="float">
            <text:p>109.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528" calcext:value-type="float">
            <text:p>109.7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3448" calcext:value-type="float">
            <text:p>109.8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8168" calcext:value-type="float">
            <text:p>109.5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2864" calcext:value-type="float">
            <text:p>109.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7664" calcext:value-type="float">
            <text:p>110.0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42" calcext:value-type="float">
            <text:p>109.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2888" calcext:value-type="float">
            <text:p>109.2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1944" calcext:value-type="float">
            <text:p>106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8352" calcext:value-type="float">
            <text:p>106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8584" calcext:value-type="float">
            <text:p>106.0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1608" calcext:value-type="float">
            <text:p>106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948" calcext:value-type="float">
            <text:p>106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2552" calcext:value-type="float">
            <text:p>105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9624" calcext:value-type="float">
            <text:p>106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4896" calcext:value-type="float">
            <text:p>104.7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8584" calcext:value-type="float">
            <text:p>106.0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6456" calcext:value-type="float">
            <text:p>105.7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6152" calcext:value-type="float">
            <text:p>107.8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7536" calcext:value-type="float">
            <text:p>106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6872" calcext:value-type="float">
            <text:p>106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4032" calcext:value-type="float">
            <text:p>106.1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0408" calcext:value-type="float">
            <text:p>108.4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1176" calcext:value-type="float">
            <text:p>109.2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6536" calcext:value-type="float">
            <text:p>106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5496" calcext:value-type="float">
            <text:p>105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8168" calcext:value-type="float">
            <text:p>105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0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1088" calcext:value-type="float">
            <text:p>106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0944" calcext:value-type="float">
            <text:p>105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4704" calcext:value-type="float">
            <text:p>105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6232" calcext:value-type="float">
            <text:p>104.7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1256" calcext:value-type="float">
            <text:p>106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544" calcext:value-type="float">
            <text:p>104.9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244" calcext:value-type="float">
            <text:p>103.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0944" calcext:value-type="float">
            <text:p>102.0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212" calcext:value-type="float">
            <text:p>108.4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6952" calcext:value-type="float">
            <text:p>106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948" calcext:value-type="float">
            <text:p>106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6472" calcext:value-type="float">
            <text:p>106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6952" calcext:value-type="float">
            <text:p>106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1256" calcext:value-type="float">
            <text:p>106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652" calcext:value-type="float">
            <text:p>105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18-0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48505</text:p>
          </table:table-cell>
          <table:table-cell office:value-type="string" calcext:value-type="string">
            <text:p>200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0" meta:object-count="0"/>
    <meta:user-defined meta:name="AppVersion">3.0</meta:user-defined>
  </office:meta>
</office:document-meta>
</file>